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4">
      <style:text-properties style:font-name="Carlito" officeooo:paragraph-rsid="00317175"/>
    </style:style>
    <style:style style:name="P2" style:family="paragraph" style:parent-style-name="Text_20_body">
      <style:text-properties style:font-name="Carlito" fo:font-size="10pt" officeooo:rsid="00317175" officeooo:paragraph-rsid="00317175" style:font-name-asian="Courier New" style:font-size-asian="10pt" style:font-name-complex="Liberation Mono" style:font-size-complex="10pt"/>
    </style:style>
    <style:style style:name="P3" style:family="paragraph" style:parent-style-name="Text_20_body">
      <style:text-properties style:font-name="Carlito" officeooo:paragraph-rsid="00366f2e"/>
    </style:style>
    <style:style style:name="P4" style:family="paragraph" style:parent-style-name="Text_20_body">
      <style:text-properties officeooo:rsid="00366f2e" officeooo:paragraph-rsid="00382f55"/>
    </style:style>
    <style:style style:name="P5" style:family="paragraph" style:parent-style-name="Text_20_body">
      <style:text-properties officeooo:paragraph-rsid="00366f2e"/>
    </style:style>
    <style:style style:name="P6" style:family="paragraph" style:parent-style-name="Heading_20_3">
      <style:text-properties officeooo:rsid="002bdcb0"/>
    </style:style>
    <style:style style:name="P7" style:family="paragraph" style:parent-style-name="Heading_20_3">
      <style:text-properties officeooo:rsid="002bdcb0" officeooo:paragraph-rsid="002bdcb0"/>
    </style:style>
    <style:style style:name="P8" style:family="paragraph" style:parent-style-name="Preformatted_20_Text" style:list-style-name="L1">
      <style:text-properties style:font-name="Carlito" officeooo:paragraph-rsid="002bdcb0"/>
    </style:style>
    <style:style style:name="P9" style:family="paragraph" style:parent-style-name="Preformatted_20_Text">
      <style:paragraph-properties fo:text-align="justify" style:justify-single-word="false"/>
      <style:text-properties style:font-name="Carlito" fo:font-size="10pt" officeooo:rsid="0032cb51" officeooo:paragraph-rsid="0032cb51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justify" style:justify-single-word="false"/>
      <style:text-properties style:font-name="Carlito" fo:font-size="10pt" officeooo:rsid="0030159a" officeooo:paragraph-rsid="0030159a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paragraph-properties fo:text-align="justify" style:justify-single-word="false"/>
      <style:text-properties style:font-name="Carlito" fo:font-size="10pt" officeooo:rsid="0030159a" officeooo:paragraph-rsid="0034afe0" style:font-name-asian="Courier New" style:font-size-asian="10pt" style:font-name-complex="Liberation Mono" style:font-size-complex="10pt"/>
    </style:style>
    <style:style style:name="P12" style:family="paragraph" style:parent-style-name="Preformatted_20_Text" style:list-style-name="L2">
      <style:text-properties officeooo:paragraph-rsid="002bdcb0"/>
    </style:style>
    <style:style style:name="P13" style:family="paragraph" style:parent-style-name="Preformatted_20_Text" style:list-style-name="L3">
      <style:text-properties officeooo:rsid="002bdcb0" officeooo:paragraph-rsid="00366f2e"/>
    </style:style>
    <style:style style:name="P14" style:family="paragraph" style:parent-style-name="Preformatted_20_Text" style:list-style-name="L3">
      <style:text-properties officeooo:rsid="00317175" officeooo:paragraph-rsid="00366f2e"/>
    </style:style>
    <style:style style:name="P15" style:family="paragraph" style:parent-style-name="Preformatted_20_Text" style:list-style-name="L3">
      <style:text-properties officeooo:rsid="0030e736" officeooo:paragraph-rsid="00317175"/>
    </style:style>
    <style:style style:name="P16" style:family="paragraph" style:parent-style-name="Preformatted_20_Text" style:list-style-name="L5">
      <style:text-properties officeooo:paragraph-rsid="002c9184"/>
    </style:style>
    <style:style style:name="P17" style:family="paragraph" style:parent-style-name="Preformatted_20_Text" style:list-style-name="L2">
      <style:text-properties officeooo:rsid="00366f2e" officeooo:paragraph-rsid="00366f2e"/>
    </style:style>
    <style:style style:name="T1" style:family="text">
      <style:text-properties style:font-name="Carlito"/>
    </style:style>
    <style:style style:name="T2" style:family="text">
      <style:text-properties style:font-name="Carlito" officeooo:rsid="002bdcb0"/>
    </style:style>
    <style:style style:name="T3" style:family="text">
      <style:text-properties style:font-name="Carlito" officeooo:rsid="002c9184"/>
    </style:style>
    <style:style style:name="T4" style:family="text">
      <style:text-properties style:font-name="Carlito" officeooo:rsid="0030e736"/>
    </style:style>
    <style:style style:name="T5" style:family="text">
      <style:text-properties style:font-name="Carlito" officeooo:rsid="00317175"/>
    </style:style>
    <style:style style:name="T6" style:family="text">
      <style:text-properties style:font-name="Carlito" fo:font-size="10pt" style:font-name-asian="Courier New" style:font-size-asian="10pt" style:font-name-complex="Liberation Mono" style:font-size-complex="10pt"/>
    </style:style>
    <style:style style:name="T7" style:family="text">
      <style:text-properties style:font-name="Carlito" fo:font-size="10pt" officeooo:rsid="002c9184" style:font-name-asian="Courier New" style:font-size-asian="10pt" style:font-name-complex="Liberation Mono" style:font-size-complex="10pt"/>
    </style:style>
    <style:style style:name="T8" style:family="text">
      <style:text-properties style:font-name="Carlito" fo:font-size="10pt" officeooo:rsid="00366f2e" style:font-name-asian="Courier New" style:font-size-asian="10pt" style:font-name-complex="Liberation Mono" style:font-size-complex="10pt"/>
    </style:style>
    <style:style style:name="T9" style:family="text">
      <style:text-properties style:font-name="Carlito" fo:font-size="10pt" officeooo:rsid="00382f55" style:font-name-asian="Courier New" style:font-size-asian="10pt" style:font-name-complex="Liberation Mono" style:font-size-complex="10pt"/>
    </style:style>
    <style:style style:name="T10" style:family="text">
      <style:text-properties style:font-name="Carlito" officeooo:rsid="00366f2e"/>
    </style:style>
    <style:style style:name="T11" style:family="text">
      <style:text-properties officeooo:rsid="002c9184"/>
    </style:style>
    <style:style style:name="T12" style:family="text">
      <style:text-properties fo:font-size="10pt" officeooo:rsid="002c9184" style:font-name-asian="Courier New" style:font-size-asian="10pt" style:font-name-complex="Liberation Mono" style:font-size-complex="10pt"/>
    </style:style>
    <style:style style:name="T13" style:family="text">
      <style:text-properties fo:font-size="10pt" officeooo:rsid="00317175" style:font-name-asian="Courier New" style:font-size-asian="10pt" style:font-name-complex="Liberation Mono" style:font-size-complex="10pt"/>
    </style:style>
    <style:style style:name="T14" style:family="text">
      <style:text-properties fo:font-size="10pt" officeooo:rsid="00366f2e" style:font-name-asian="Courier New" style:font-size-asian="10pt" style:font-name-complex="Liberation Mono" style:font-size-complex="10pt"/>
    </style:style>
    <style:style style:name="T15" style:family="text">
      <style:text-properties officeooo:rsid="0030159a"/>
    </style:style>
    <style:style style:name="T16" style:family="text">
      <style:text-properties officeooo:rsid="0030e736"/>
    </style:style>
    <style:style style:name="T17" style:family="text">
      <style:text-properties officeooo:rsid="0032cb51"/>
    </style:style>
    <style:style style:name="T18" style:family="text">
      <style:text-properties officeooo:rsid="002bdcb0"/>
    </style:style>
    <style:style style:name="T19" style:family="text">
      <style:text-properties officeooo:rsid="00366f2e"/>
    </style:style>
    <style:style style:name="T20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21" style:family="text">
      <style:text-properties fo:font-variant="normal" fo:text-transform="none" fo:color="#24292e" style:font-name="apple-system" fo:font-size="12pt" fo:letter-spacing="normal" fo:font-style="normal" fo:font-weight="bold" officeooo:rsid="003a04fe"/>
    </style:style>
    <style:style style:name="T22" style:family="text">
      <style:text-properties fo:font-variant="normal" fo:text-transform="none" fo:color="#24292e" style:font-name="apple-system" fo:font-size="12pt" fo:letter-spacing="normal" fo:font-style="normal" fo:font-weight="bold" officeooo:rsid="003b5273"/>
    </style:style>
    <style:style style:name="T23" style:family="text">
      <style:text-properties fo:font-variant="normal" fo:text-transform="none" fo:color="#24292e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trong_20_Emphasis"><text:span text:style-name="T20">MyDas, </text:span></text:span><text:span text:style-name="Strong_20_Emphasis"><text:span text:style-name="T22">P</text:span></text:span><text:span text:style-name="Strong_20_Emphasis"><text:span text:style-name="T21">rogress </text:span></text:span><text:span text:style-name="Strong_20_Emphasis"><text:span text:style-name="T22">R</text:span></text:span><text:span text:style-name="Strong_20_Emphasis"><text:span text:style-name="T21">eport January 2018.</text:span></text:span></text:p>
      <text:p text:style-name="P10"/>
      <text:p text:style-name="P10">A main activit<text:span text:style-name="T17">y</text:span> ha<text:span text:style-name="T17">s</text:span> been to set up a github repository <text:a xlink:type="simple" xlink:href="https://github.com/laurieKell/mydas" text:style-name="Internet_20_link" text:visited-style-name="Visited_20_Internet_20_Link">https://github.com/laurieKell/mydas</text:a> along with a wiki <text:s/><text:a xlink:type="simple" xlink:href="https://github.com/laurieKell/mydas/wiki" text:style-name="Internet_20_link" text:visited-style-name="Visited_20_Internet_20_Link">https://github.com/laurieKell/mydas/wiki</text:a></text:p>
      <text:p text:style-name="P9"/>
      <text:p text:style-name="P11">Work has progressed on each of the tasks <text:span text:style-name="T16">and is being documented on the wiki, code is being developed <text:s/>using the github repository, generic methods are being added to FLR </text:span><text:a xlink:type="simple" xlink:href="http://www.github.com/FLR" text:style-name="Internet_20_link" text:visited-style-name="Visited_20_Internet_20_Link"><text:span text:style-name="T16">www.github.com/FL</text:span></text:a><text:a xlink:type="simple" xlink:href="http://www.github.com/FLR" text:style-name="Internet_20_link" text:visited-style-name="Visited_20_Internet_20_Link"><text:span text:style-name="T16">R</text:span></text:a><text:span text:style-name="T16"> and the relevant packages will be released via </text:span><text:a xlink:type="simple" xlink:href="http://www.flr-project.org/" text:style-name="Internet_20_link" text:visited-style-name="Visited_20_Internet_20_Link"><text:span text:style-name="T16">www.flr-project.org</text:span></text:a><text:span text:style-name="T16">. All methods are being documentation including vignettes </text:span><text:a xlink:type="simple" xlink:href="https://github.com/laurieKell/mydas/wiki/vignettes" text:style-name="Internet_20_link" text:visited-style-name="Visited_20_Internet_20_Link"><text:span text:style-name="T16">https://github.com/laurieKell/mydas/wiki/vignettes</text:span></text:a><text:span text:style-name="T16">, shiny-apps being developed for dissemination </text:span><text:a xlink:type="simple" xlink:href="https://github.com/laurieKell/mydas/wiki/6-Liaison-with-Marine-Institute" text:style-name="Internet_20_link" text:visited-style-name="Visited_20_Internet_20_Link"><text:span text:style-name="T16">https://github.com/laurieKell/mydas/wiki/6-Liaison-with-Marine-Institute</text:span></text:a><text:span text:style-name="T16"> and a variety of peer review papers being drafted </text:span><text:a xlink:type="simple" xlink:href="https://github.com/laurieKell/mydas/wiki/Outputs" text:style-name="Internet_20_link" text:visited-style-name="Visited_20_Internet_20_Link"><text:span text:style-name="T16">https://github.com/laurieKell/mydas/wiki/Outputs</text:span></text:a><text:span text:style-name="T16"> A database for raw data and MSE results has been developed </text:span><text:a xlink:type="simple" xlink:href="https://github.com/laurieKell/mydas/wiki/2-Data-collation" text:style-name="Internet_20_link" text:visited-style-name="Visited_20_Internet_20_Link"><text:span text:style-name="T16">https://github.com/laurieKell/mydas/wiki/2-Data-collation</text:span></text:a><text:span text:style-name="T16"> </text:span></text:p>
      <text:h text:style-name="P6" text:outline-level="3">Task 1</text:h>
      <text:list xml:id="list8032665532843504623" text:style-name="L1">
        <text:list-item>
          <text:p text:style-name="P8"><text:span text:style-name="T15">The initial species and stocks of interest have been identified and work is starting on categorising stocks under the 6 ICES data quality categories <text:s text:c="2"/>(</text:span><text:a xlink:type="simple" xlink:href="https://github.com/laurieKell/mydas/wiki/1-Stock-prioritisation" text:style-name="Internet_20_link" text:visited-style-name="Visited_20_Internet_20_Link"><text:span text:style-name="T15">https://github.com/laurieKell/mydas/wiki/1-Stock-prioritisation</text:span></text:a><text:span text:style-name="T15">)</text:span>. </text:p>
        </text:list-item>
        <text:list-item>
          <text:p text:style-name="P8"><text:span text:style-name="T18">It is proposed that the final choice of stocks be made at the April meeting after consultation with MI.</text:span></text:p>
        </text:list-item>
      </text:list>
      <text:h text:style-name="P7" text:outline-level="3">Task 2</text:h>
      <text:list xml:id="list8552249984919048740" text:style-name="L2">
        <text:list-item>
          <text:p text:style-name="P12"><text:span text:style-name="T2">Example</text:span><text:span text:style-name="T10">s of</text:span><text:span text:style-name="T2"> the different datasets </text:span><text:span text:style-name="T10">(I.e. commercial, survey, life history, assessment and economic)</text:span><text:span text:style-name="T2">have been collated (</text:span><text:a xlink:type="simple" xlink:href="https://github.com/laurieKell/mydas/wiki/2-Data-Collation" text:style-name="Internet_20_link" text:visited-style-name="Visited_20_Internet_20_Link"><text:span text:style-name="T2">https://github.com/laurieKell/mydas/wiki/2-Data-Collation</text:span></text:a><text:span text:style-name="T2">) </text:span><text:span text:style-name="T4">and are now being summarised </text:span><text:span text:style-name="T10">by</text:span><text:span text:style-name="T4"> </text:span><text:span text:style-name="T10">species, </text:span><text:span text:style-name="T4">stock, </text:span><text:span text:style-name="T10">fleet and fishery. </text:span></text:p>
        </text:list-item>
        <text:list-item>
          <text:p text:style-name="P17"><text:span text:style-name="T1">R Markdown documents with analysis available on </text:span><text:a xlink:type="simple" xlink:href="https://github.com/laurieKell/mydas/tree/master/tasks" text:style-name="Internet_20_link" text:visited-style-name="Visited_20_Internet_20_Link"><text:span text:style-name="T1">https://github.com/laurieKell/mydas/tree/master/tasks</text:span></text:a></text:p>
        </text:list-item>
      </text:list>
      <text:h text:style-name="P7" text:outline-level="3">Task 3</text:h>
      <text:list xml:id="list5978903942128882677" text:style-name="L3">
        <text:list-item>
          <text:p text:style-name="P14"><text:span text:style-name="T10">mpb Prototype of </text:span><text:span text:style-name="T1">MSE</text:span><text:span text:style-name="T10"> </text:span><text:span text:style-name="T1">framework </text:span><text:span text:style-name="T10">using life histories available see examples in <text:s/></text:span><text:a xlink:type="simple" xlink:href="https://github.com/laurieKell/mydas/tree/master/vignettes/FLife" text:style-name="Internet_20_link" text:visited-style-name="Visited_20_Internet_20_Link"><text:span text:style-name="T1">https://github.com/laurieKell/mydas/tree/master/vignettes/FLife</text:span></text:a></text:p>
        </text:list-item>
        <text:list-item>
          <text:p text:style-name="P13"><text:span text:style-name="T1">Example OM </text:span><text:span text:style-name="T3">conditioned</text:span><text:span text:style-name="T1"> on life history </text:span><text:span text:style-name="T3">p</text:span><text:span text:style-name="T1">arameters, </text:span><text:span text:style-name="T10">written up as a vignette and added to the mpb FLR pacakge, see</text:span><text:span text:style-name="T1"> </text:span><text:a xlink:type="simple" xlink:href="https://github.com/laurieKell/mydas/tree/master/vignettes/mse" text:style-name="Internet_20_link" text:visited-style-name="Visited_20_Internet_20_Link"><text:span text:style-name="T5">https://github.com/laurieKell/mydas/tree/master/vignettes/ms</text:span></text:a><text:a xlink:type="simple" xlink:href="https://github.com/laurieKell/mydas/tree/master/vignettes/mse" text:style-name="Internet_20_link" text:visited-style-name="Visited_20_Internet_20_Link"><text:span text:style-name="T5">e</text:span></text:a></text:p>
        </text:list-item>
        <text:list-item>
          <text:p text:style-name="P15"><text:span text:style-name="T3">G</text:span><text:span text:style-name="T1">eneric OEM </text:span><text:a xlink:type="simple" xlink:href="https://github.com/laurieKell/mydas/tree/master/vignettes/oem" text:style-name="Internet_20_link" text:visited-style-name="Visited_20_Internet_20_Link"><text:span text:style-name="T5">https://github.com/laurieKell/mydas/tree/master/vignettes/oem</text:span></text:a></text:p>
        </text:list-item>
      </text:list>
      <text:h text:style-name="P7" text:outline-level="3">Task 4</text:h>
      <text:list xml:id="list5294090993541744045" text:style-name="L4">
        <text:list-item>
          <text:p text:style-name="P1"><text:span text:style-name="T13">A summary of all the data poor methods available </text:span><text:span text:style-name="T14">worldwide </text:span><text:span text:style-name="T13">has been made in a google spreadsheet </text:span><text:a xlink:type="simple" xlink:href="https://docs.google.com/spreadsheets/d/17_qQdzDY41ZrL0yT6QtHpUR4_ydxx_xfCh4GiDqYymU/edit?usp=sharing" text:style-name="Internet_20_link" text:visited-style-name="Visited_20_Internet_20_Link"><text:span text:style-name="T13">https://docs.google.com/spreadsheets/d/17_qQdzDY41ZrL0yT6QtHpUR4_ydxx_xfCh4GiDqYymU/edit?usp=sharing</text:span></text:a></text:p>
        </text:list-item>
      </text:list>
      <text:h text:style-name="P7" text:outline-level="3">Task 5 </text:h>
      <text:list xml:id="list6573654989857078284" text:style-name="L5">
        <text:list-item>
          <text:p text:style-name="P16"><text:span text:style-name="T10">Ongoing , o</text:span><text:span text:style-name="T3">nce the </text:span><text:span text:style-name="T5">stocks and candidate methods</text:span><text:span text:style-name="T3"> are identified under task </text:span><text:span text:style-name="T5">1 and </text:span><text:span text:style-name="T3">4, they will be simulation tested using </text:span><text:span text:style-name="T5">the framework developed in task 3.</text:span></text:p>
        </text:list-item>
      </text:list>
      <text:h text:style-name="Heading_20_2" text:outline-level="2"><text:span text:style-name="T11">P</text:span>apers</text:h>
      <text:p text:style-name="P5"><text:span text:style-name="T8">Still to agree s</text:span><text:span text:style-name="T7">ee </text:span><text:a xlink:type="simple" xlink:href="https://github.com/laurieKell/mydas/wiki/Outputs" text:style-name="Internet_20_link" text:visited-style-name="Visited_20_Internet_20_Link"><text:span text:style-name="T8">https://github.com/laurieKell/mydas/wiki/Outputs</text:span></text:a></text:p>
      <text:p text:style-name="P4"><text:span text:style-name="T9">A</text:span><text:span text:style-name="T8"> </text:span><text:span text:style-name="T6">set of paper outlines have been drafted and are on openleaf </text:span><text:span text:style-name="T9">and code will be placed on </text:span><text:a xlink:type="simple" xlink:href="https://github.com/laurieKell/mydas/tree/master/papers" text:style-name="Internet_20_link" text:visited-style-name="Visited_20_Internet_20_Link"><text:span text:style-name="T9">https://github.com/laurieKell/mydas/tree/master/papers</text:span></text:a><text:span text:style-name="T9"> as developed.</text:span></text:p>
      <text:p text:style-name="P3"><text:span text:style-name="T14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40:23.804328343</meta:creation-date>
    <dc:date>2018-01-12T11:01:47.398343143</dc:date>
    <meta:editing-duration>PT21H50M2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305" meta:character-count="2564" meta:non-whitespace-character-count="2279"/>
  </office:meta>
</office:document-meta>
</file>